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Consolas, 'PT Mono', 'Liberation Mono', Courier, monospace"/>
    <style:font-face style:name="inherit" svg:font-family="inherit"/>
    <style:font-face style:name="monospace" svg:font-family="monospace"/>
    <style:font-face style:name="var ff-mono" svg:font-family="'var ff-mono'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size="9.75pt"/>
    </style:style>
    <style:style style:name="P2" style:family="paragraph" style:parent-style-name="Preformatted_20_Text">
      <style:text-properties fo:font-size="9.75pt" officeooo:rsid="0004e3ba" officeooo:paragraph-rsid="0004e3ba"/>
    </style:style>
    <style:style style:name="P3" style:family="paragraph" style:parent-style-name="Preformatted_20_Text">
      <style:text-properties fo:font-size="9.75pt" officeooo:rsid="0004e3ba" officeooo:paragraph-rsid="0006bbe3"/>
    </style:style>
    <style:style style:name="P4" style:family="paragraph" style:parent-style-name="Preformatted_20_Text">
      <style:text-properties fo:font-size="9.75pt" officeooo:rsid="0004e3ba" officeooo:paragraph-rsid="00074777"/>
    </style:style>
    <style:style style:name="P5" style:family="paragraph" style:parent-style-name="Preformatted_20_Text">
      <style:text-properties fo:font-size="9.75pt" officeooo:rsid="0004e3ba" officeooo:paragraph-rsid="000885ce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7" style:family="paragraph" style:parent-style-name="Preformatted_20_Text">
      <style:paragraph-properties fo:margin-top="0in" fo:margin-bottom="0in" style:contextual-spacing="false" fo:text-align="start" style:justify-single-word="false" fo:orphans="2" fo:widows="2" fo:padding="0in" fo:border="none"/>
    </style:style>
    <style:style style:name="P8" style:family="paragraph" style:parent-style-name="Preformatted_20_Text">
      <style:text-properties officeooo:rsid="0006bbe3" officeooo:paragraph-rsid="0006bbe3"/>
    </style:style>
    <style:style style:name="P9" style:family="paragraph" style:parent-style-name="Preformatted_20_Text">
      <style:text-properties officeooo:paragraph-rsid="00074777"/>
    </style:style>
    <style:style style:name="P10" style:family="paragraph" style:parent-style-name="Preformatted_20_Text">
      <style:text-properties officeooo:paragraph-rsid="000885ce"/>
    </style:style>
    <style:style style:name="P11" style:family="paragraph" style:parent-style-name="Preformatted_20_Text">
      <loext:graphic-properties draw:fill="solid" draw:fill-color="#f5f5f5" draw:opacity="100%"/>
      <style:paragraph-properties fo:margin-top="0in" fo:margin-bottom="0.1043in" style:contextual-spacing="false" style:line-height-at-least="0.2083in" fo:orphans="2" fo:widows="2" fo:background-color="#f5f5f5" fo:padding="0.0937in" fo:border="0.06pt solid #000000"/>
      <style:text-properties fo:font-variant="normal" fo:text-transform="none" fo:color="#009900" loext:opacity="100%" style:font-name="monospace" fo:font-size="9.75pt" fo:letter-spacing="normal" fo:font-style="normal" fo:font-weight="normal"/>
    </style:style>
    <style:style style:name="P12" style:family="paragraph" style:parent-style-name="Preformatted_20_Text">
      <loext:graphic-properties draw:fill="solid" draw:fill-color="#f5f5f5" draw:opacity="100%"/>
      <style:paragraph-properties fo:margin-top="0in" fo:margin-bottom="0.1043in" style:contextual-spacing="false" style:line-height-at-least="0.2083in" fo:orphans="2" fo:widows="2" fo:background-color="#f5f5f5" fo:padding="0.0937in" fo:border="0.06pt solid #000000"/>
      <style:text-properties fo:font-variant="normal" fo:text-transform="none" fo:color="#333333" loext:opacity="100%" fo:letter-spacing="normal"/>
    </style:style>
    <style:style style:name="P13" style:family="paragraph" style:parent-style-name="Standard">
      <style:text-properties officeooo:rsid="00019bf3" officeooo:paragraph-rsid="00019bf3"/>
    </style:style>
    <style:style style:name="P14" style:family="paragraph" style:parent-style-name="Standard">
      <style:text-properties officeooo:paragraph-rsid="00019bf3"/>
    </style:style>
    <style:style style:name="P15" style:family="paragraph" style:parent-style-name="Standard">
      <style:text-properties officeooo:rsid="00030b7f" officeooo:paragraph-rsid="00030b7f"/>
    </style:style>
    <style:style style:name="P16" style:family="paragraph" style:parent-style-name="Standard">
      <style:text-properties officeooo:paragraph-rsid="00030b7f"/>
    </style:style>
    <style:style style:name="P17" style:family="paragraph" style:parent-style-name="Standard">
      <style:text-properties officeooo:paragraph-rsid="0003a621"/>
    </style:style>
    <style:style style:name="P18" style:family="paragraph" style:parent-style-name="Standard">
      <style:text-properties officeooo:rsid="0004e3ba" officeooo:paragraph-rsid="0004e3ba"/>
    </style:style>
    <style:style style:name="P19" style:family="paragraph" style:parent-style-name="Standard">
      <style:text-properties officeooo:rsid="0006bbe3" officeooo:paragraph-rsid="0006bbe3"/>
    </style:style>
    <style:style style:name="P20" style:family="paragraph" style:parent-style-name="Standard">
      <style:text-properties officeooo:rsid="000a7109" officeooo:paragraph-rsid="000a7109"/>
    </style:style>
    <style:style style:name="P21" style:family="paragraph" style:parent-style-name="Standard">
      <style:text-properties officeooo:rsid="000c2ff2" officeooo:paragraph-rsid="000d1d90"/>
    </style:style>
    <style:style style:name="P22" style:family="paragraph" style:parent-style-name="Standard">
      <style:text-properties officeooo:rsid="000c2ff2" officeooo:paragraph-rsid="000eebb0"/>
    </style:style>
    <style:style style:name="P23" style:family="paragraph" style:parent-style-name="Standard">
      <style:text-properties officeooo:rsid="000d1d90" officeooo:paragraph-rsid="000eebb0"/>
    </style:style>
    <style:style style:name="P24" style:family="paragraph" style:parent-style-name="Standard">
      <style:text-properties officeooo:rsid="000f8b27" officeooo:paragraph-rsid="000f8b27"/>
    </style:style>
    <style:style style:name="P25" style:family="paragraph" style:parent-style-name="Standard">
      <style:text-properties officeooo:rsid="000f8b27" officeooo:paragraph-rsid="00119230"/>
    </style:style>
    <style:style style:name="P26" style:family="paragraph" style:parent-style-name="Standard">
      <style:text-properties officeooo:rsid="00119230" officeooo:paragraph-rsid="00119230"/>
    </style:style>
    <style:style style:name="P27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28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e1e1e"/>
    </style:style>
    <style:style style:name="P29" style:family="paragraph" style:parent-style-name="Standard">
      <style:text-properties fo:color="#000000" loext:opacity="100%" style:font-name="Droid Sans Mono" fo:font-size="10.5pt" fo:font-weight="normal" officeooo:rsid="00119230" officeooo:paragraph-rsid="00119230" fo:background-color="#ffffff"/>
    </style:style>
    <style:style style:name="P30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#ffffff"/>
    </style:style>
    <style:style style:name="P31" style:family="paragraph" style:parent-style-name="Standard">
      <style:text-properties fo:color="#000000" loext:opacity="100%" officeooo:rsid="00119230" officeooo:paragraph-rsid="00119230" fo:background-color="#ffffff"/>
    </style:style>
    <style:style style:name="P32" style:family="paragraph" style:parent-style-name="Standard">
      <style:text-properties fo:color="#ffffff" loext:opacity="100%" officeooo:rsid="00119230" officeooo:paragraph-rsid="00119230"/>
    </style:style>
    <style:style style:name="P33" style:family="paragraph" style:parent-style-name="Standard">
      <style:text-properties officeooo:rsid="0011c04b" officeooo:paragraph-rsid="0011c04b"/>
    </style:style>
    <style:style style:name="T1" style:family="text">
      <style:text-properties officeooo:rsid="00019bf3"/>
    </style:style>
    <style:style style:name="T2" style:family="text">
      <style:text-properties fo:color="#eb5757" loext:opacity="100%" style:font-name="SFMono-Regular" loext:padding="0in" loext:border="none"/>
    </style:style>
    <style:style style:name="T3" style:family="text">
      <style:text-properties fo:color="#000000" loext:opacity="100%" style:font-name="SFMono-Regular" loext:padding="0in" loext:border="none"/>
    </style:style>
    <style:style style:name="T4" style:family="text">
      <style:text-properties fo:color="#000000" loext:opacity="100%" style:font-name="SFMono-Regular" officeooo:rsid="00019bf3" loext:padding="0in" loext:border="none"/>
    </style:style>
    <style:style style:name="T5" style:family="text">
      <style:text-properties fo:color="#000000" loext:opacity="100%" style:font-name="SFMono-Regular" officeooo:rsid="00030b7f" loext:padding="0in" loext:border="none"/>
    </style:style>
    <style:style style:name="T6" style:family="text">
      <style:text-properties fo:color="#000000" loext:opacity="100%" style:font-name="SFMono-Regular" officeooo:rsid="0003a621" loext:padding="0in" loext:border="none"/>
    </style:style>
    <style:style style:name="T7" style:family="text">
      <style:text-properties fo:color="#000000" loext:opacity="100%" style:font-name="SFMono-Regular" officeooo:rsid="000eebb0" loext:padding="0in" loext:border="none"/>
    </style:style>
    <style:style style:name="T8" style:family="text">
      <style:text-properties fo:color="#000000" loext:opacity="100%" style:font-name="SFMono-Regular" officeooo:rsid="001004a1" loext:padding="0in" loext:border="none"/>
    </style:style>
    <style:style style:name="T9" style:family="text">
      <style:text-properties fo:color="#000000" loext:opacity="100%" style:font-name="SFMono-Regular" officeooo:rsid="00115b47" loext:padding="0in" loext:border="none"/>
    </style:style>
    <style:style style:name="T10" style:family="text">
      <style:text-properties fo:color="#000000" loext:opacity="100%" fo:background-color="#ffffff" loext:char-shading-value="0"/>
    </style:style>
    <style:style style:name="T11" style:family="text">
      <style:text-properties fo:font-variant="normal" fo:text-transform="none" fo:color="#000000" loext:opacity="100%" style:font-name="inherit" fo:letter-spacing="normal" fo:font-style="normal" fo:font-weight="normal" officeooo:rsid="0003a621" fo:background-color="transparent" loext:char-shading-value="0" loext:padding="0in" loext:border="none"/>
    </style:style>
    <style:style style:name="T12" style:family="text">
      <style:text-properties fo:font-variant="normal" fo:text-transform="none" fo:color="#000000" loext:opacity="100%" style:font-name="inherit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000000" loext:opacity="100%" style:font-name="inherit" fo:font-size="9.75pt" fo:letter-spacing="normal" fo:font-style="normal" fo:font-weight="normal" fo:background-color="transparent" loext:char-shading-value="0" loext:padding="0in" loext:border="none"/>
    </style:style>
    <style:style style:name="T14" style:family="text">
      <style:text-properties fo:font-variant="normal" fo:text-transform="none" fo:color="#000000" loext:opacity="100%" style:font-name="SFMono-Regular" fo:letter-spacing="normal" fo:font-style="normal" fo:font-weight="normal" officeooo:rsid="0003a621" fo:background-color="transparent" loext:char-shading-value="0" loext:padding="0in" loext:border="none"/>
    </style:style>
    <style:style style:name="T15" style:family="text">
      <style:text-properties fo:font-variant="normal" fo:text-transform="none" fo:color="#000000" loext:opacity="100%" style:font-name="SFMono-Regular" fo:letter-spacing="normal" fo:font-style="normal" fo:font-weight="normal" officeooo:rsid="0006bbe3" fo:background-color="transparent" loext:char-shading-value="0" loext:padding="0in" loext:border="none"/>
    </style:style>
    <style:style style:name="T16" style:family="text">
      <style:text-properties fo:font-variant="normal" fo:text-transform="none" fo:color="#000000" loext:opacity="100%" style:font-name="SFMono-Regular" fo:letter-spacing="normal" fo:font-style="normal" fo:font-weight="normal" officeooo:rsid="00074777" fo:background-color="transparent" loext:char-shading-value="0" loext:padding="0in" loext:border="none"/>
    </style:style>
    <style:style style:name="T17" style:family="text">
      <style:text-properties fo:font-variant="normal" fo:text-transform="none" fo:color="#000000" loext:opacity="100%" style:font-name="SFMono-Regular" fo:letter-spacing="normal" fo:font-style="normal" fo:font-weight="normal" officeooo:rsid="000885ce" fo:background-color="transparent" loext:char-shading-value="0" loext:padding="0in" loext:border="none"/>
    </style:style>
    <style:style style:name="T18" style:family="text">
      <style:text-properties fo:font-variant="normal" fo:text-transform="none" fo:color="#000000" loext:opacity="100%" style:font-name="SFMono-Regular" fo:font-size="9.75pt" fo:letter-spacing="normal" fo:font-style="normal" fo:font-weight="normal" officeooo:rsid="00074777" fo:background-color="transparent" loext:char-shading-value="0" loext:padding="0in" loext:border="none"/>
    </style:style>
    <style:style style:name="T19" style:family="text">
      <style:text-properties fo:font-variant="normal" fo:text-transform="none" fo:color="#000000" loext:opacity="100%" style:font-name="SFMono-Regular" fo:font-size="9.75pt" fo:letter-spacing="normal" fo:font-style="normal" fo:font-weight="normal" officeooo:rsid="000885ce" fo:background-color="transparent" loext:char-shading-value="0" loext:padding="0in" loext:border="none"/>
    </style:style>
    <style:style style:name="T20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  <style:style style:name="T21" style:family="text">
      <style:text-properties fo:font-variant="normal" fo:text-transform="none" style:font-name="inherit" fo:letter-spacing="normal" fo:font-style="normal" fo:font-weight="normal" fo:background-color="transparent" loext:char-shading-value="0" loext:padding="0in" loext:border="none"/>
    </style:style>
    <style:style style:name="T22" style:family="text">
      <style:text-properties fo:font-variant="normal" fo:text-transform="none" fo:letter-spacing="normal" fo:background-color="transparent" loext:char-shading-value="0" loext:padding="0in" loext:border="none"/>
    </style:style>
    <style:style style:name="T23" style:family="text">
      <style:text-properties fo:font-variant="normal" fo:text-transform="none" fo:color="#333333" loext:opacity="100%" style:font-name="monospace" fo:font-size="9.75pt" fo:letter-spacing="normal" fo:font-style="normal" fo:font-weight="normal" officeooo:rsid="00074777" fo:background-color="transparent" loext:char-shading-value="0" loext:padding="0in" loext:border="none"/>
    </style:style>
    <style:style style:name="T24" style:family="text">
      <style:text-properties fo:font-variant="normal" fo:text-transform="none" fo:color="#333333" loext:opacity="100%" style:font-name="monospace" fo:letter-spacing="normal" fo:font-style="normal" fo:font-weight="normal" officeooo:rsid="00074777" fo:background-color="transparent" loext:char-shading-value="0" loext:padding="0in" loext:border="none"/>
    </style:style>
    <style:style style:name="T25" style:family="text">
      <style:text-properties fo:font-variant="normal" fo:text-transform="none" fo:color="#333333" loext:opacity="100%" style:font-name="monospace" fo:letter-spacing="normal" fo:font-style="normal" fo:font-weight="normal" officeooo:rsid="000885ce" fo:background-color="transparent" loext:char-shading-value="0" loext:padding="0in" loext:border="none"/>
    </style:style>
    <style:style style:name="T26" style:family="text">
      <style:text-properties fo:font-variant="normal" fo:text-transform="none" fo:color="#660066" loext:opacity="100%" style:font-name="monospace" fo:font-size="9.75pt" fo:letter-spacing="normal" fo:font-style="normal" fo:font-weight="normal" officeooo:rsid="00074777" fo:background-color="transparent" loext:char-shading-value="0" loext:padding="0in" loext:border="none"/>
    </style:style>
    <style:style style:name="T27" style:family="text">
      <style:text-properties fo:font-variant="normal" fo:text-transform="none" fo:color="#660066" loext:opacity="100%" style:font-name="monospace" fo:letter-spacing="normal" fo:font-style="normal" fo:font-weight="normal" officeooo:rsid="00074777" fo:background-color="transparent" loext:char-shading-value="0" loext:padding="0in" loext:border="none"/>
    </style:style>
    <style:style style:name="T28" style:family="text">
      <style:text-properties fo:font-variant="normal" fo:text-transform="none" fo:color="#339933" loext:opacity="100%" style:font-name="monospace" fo:letter-spacing="normal" fo:font-style="normal" fo:font-weight="normal" officeooo:rsid="00074777" fo:background-color="transparent" loext:char-shading-value="0" loext:padding="0in" loext:border="none"/>
    </style:style>
    <style:style style:name="T29" style:family="text">
      <style:text-properties fo:font-variant="normal" fo:text-transform="none" fo:color="#339933" loext:opacity="100%" style:font-name="monospace" fo:letter-spacing="normal" fo:font-style="normal" fo:font-weight="normal" officeooo:rsid="000885ce" fo:background-color="transparent" loext:char-shading-value="0" loext:padding="0in" loext:border="none"/>
    </style:style>
    <style:style style:name="T30" style:family="text">
      <style:text-properties fo:font-variant="normal" fo:text-transform="none" fo:color="#3366cc" loext:opacity="100%" style:font-name="monospace" fo:letter-spacing="normal" fo:font-style="normal" fo:font-weight="normal" officeooo:rsid="00074777" fo:background-color="transparent" loext:char-shading-value="0" loext:padding="0in" loext:border="none"/>
    </style:style>
    <style:style style:name="T31" style:family="text">
      <style:text-properties fo:font-variant="normal" fo:text-transform="none" fo:color="#3366cc" loext:opacity="100%" style:font-name="monospace" fo:letter-spacing="normal" fo:font-style="normal" fo:font-weight="normal" officeooo:rsid="000885ce" fo:background-color="transparent" loext:char-shading-value="0" loext:padding="0in" loext:border="none"/>
    </style:style>
    <style:style style:name="T32" style:family="text">
      <style:text-properties fo:font-variant="normal" fo:text-transform="none" fo:color="#009900" loext:opacity="100%" style:font-name="monospace" fo:letter-spacing="normal" fo:font-style="normal" fo:font-weight="normal" officeooo:rsid="00074777" fo:background-color="transparent" loext:char-shading-value="0" loext:padding="0in" loext:border="none"/>
    </style:style>
    <style:style style:name="T33" style:family="text">
      <style:text-properties fo:font-variant="normal" fo:text-transform="none" fo:color="#009900" loext:opacity="100%" style:font-name="monospace" fo:letter-spacing="normal" fo:font-style="normal" fo:font-weight="normal" officeooo:rsid="000885ce" fo:background-color="transparent" loext:char-shading-value="0" loext:padding="0in" loext:border="none"/>
    </style:style>
    <style:style style:name="T34" style:family="text">
      <style:text-properties fo:font-variant="normal" fo:text-transform="none" fo:color="#000066" loext:opacity="100%" style:font-name="monospace" fo:letter-spacing="normal" fo:font-style="normal" fo:font-weight="bold" officeooo:rsid="000885ce" fo:background-color="transparent" loext:char-shading-value="0" loext:padding="0in" loext:border="none"/>
    </style:style>
    <style:style style:name="T35" style:family="text">
      <style:text-properties style:font-name="monospace" fo:font-size="9.75pt" fo:font-style="normal" fo:font-weight="normal"/>
    </style:style>
    <style:style style:name="T36" style:family="text">
      <style:text-properties fo:color="#660066" loext:opacity="100%" style:font-name="monospace" fo:font-size="9.75pt" fo:font-style="normal" fo:font-weight="normal"/>
    </style:style>
    <style:style style:name="T37" style:family="text">
      <style:text-properties fo:color="#339933" loext:opacity="100%" style:font-name="monospace" fo:font-size="9.75pt" fo:font-style="normal" fo:font-weight="normal"/>
    </style:style>
    <style:style style:name="T38" style:family="text">
      <style:text-properties fo:color="#3366cc" loext:opacity="100%" style:font-name="monospace" fo:font-size="9.75pt" fo:font-style="normal" fo:font-weight="normal"/>
    </style:style>
    <style:style style:name="T39" style:family="text">
      <style:text-properties fo:color="#009900" loext:opacity="100%" style:font-name="monospace" fo:font-size="9.75pt" fo:font-style="normal" fo:font-weight="normal"/>
    </style:style>
    <style:style style:name="T40" style:family="text">
      <style:text-properties fo:color="#000066" loext:opacity="100%" style:font-name="monospace" fo:font-size="9.75pt" fo:font-style="normal" fo:font-weight="bold" officeooo:rsid="000885ce"/>
    </style:style>
    <style:style style:name="T41" style:family="text">
      <style:text-properties fo:color="#569cd6" loext:opacity="100%"/>
    </style:style>
    <style:style style:name="T42" style:family="text">
      <style:text-properties fo:color="#dcdcaa" loext:opacity="100%"/>
    </style:style>
    <style:style style:name="T43" style:family="text">
      <style:text-properties fo:color="#9cdcfe" loext:opacity="100%"/>
    </style:style>
    <style:style style:name="T44" style:family="text">
      <style:text-properties fo:color="#ce9178" loext:opacity="100%"/>
    </style:style>
    <style:style style:name="T45" style:family="text">
      <style:text-properties fo:color="#4ec9b0" loext:opacity="100%"/>
    </style:style>
    <style:style style:name="T46" style:family="text">
      <style:text-properties fo:color="#c586c0" loext:opacity="100%"/>
    </style:style>
    <style:style style:name="T47" style:family="text">
      <style:text-properties officeooo:rsid="0011c0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1. Способы объявления функций:</text:p>
      <text:p text:style-name="P14"><text:span text:style-name="T1">-</text:span>Function Expression</text:p>
      <text:p text:style-name="P14"><text:span text:style-name="T1">-</text:span>Function Declaration</text:p>
      <text:p text:style-name="P13">-стрелочные функции</text:p>
      <text:p text:style-name="P26"/>
      <text:p text:style-name="P26">2.</text:p>
      <text:p text:style-name="P31">Function <text:span text:style-name="T47">D</text:span>eclaration :</text:p>
      <text:p text:style-name="P31"/>
      <text:p text:style-name="P31"/>
      <text:p text:style-name="P29">function plus(){</text:p>
      <text:p text:style-name="P30">let number1 = prompt('Input number 1');</text:p>
      <text:p text:style-name="P30">let number2 = prompt('Input number 2'); </text:p>
      <text:p text:style-name="P30">sum = Number(number1) + Number(number2); </text:p>
      <text:p text:style-name="P30">alert(sum); </text:p>
      <text:p text:style-name="P30">}</text:p>
      <text:p text:style-name="P32"/>
      <text:p text:style-name="P26">Function <text:span text:style-name="T47">E</text:span><text:span text:style-name="T10">xpression:</text:span>:</text:p>
      <text:p text:style-name="P26"/>
      <text:p text:style-name="P33">let plus = function(number1, number2){</text:p>
      <text:p text:style-name="P33">return Number(number1) + Number(number2);}</text:p>
      <text:p text:style-name="P26"/>
      <text:p text:style-name="P26">Arrow function:</text:p>
      <text:p text:style-name="P26"/>
      <text:p text:style-name="P25"><text:span text:style-name="T3">let plus = (number1, number2) =&gt; Number(number1) + Number(number2); </text:span></text:p>
      <text:p text:style-name="P13"/>
      <text:p text:style-name="P20">3. Логирование – проверка, что именно выводится в консоль.</text:p>
      <text:p text:style-name="P20"/>
      <text:p text:style-name="P20">Тестирование – проверка на “типичного пользователя” (“не сломается ли все, если по клавиатуре пробежит кот? А если несколько котов? А если пользователь нажмет воон на ту кнопку 5 раз подряд?”)</text:p>
      <text:p text:style-name="P20"/>
      <text:p text:style-name="P20">Отладка – она же дебаггинг, поиск ошибки. Устанавливаем брейкпойнты (они же точки останова) и проходим по скрипту “по шагам”, проверяя, что на каком этапе происходит. Можно реализовывать, выводя в консоль (с помощью console.log() )результат действия каждой итерации кода, но это неудобно и муторно – гораздо удобнее через <text:s/>debugger в девтулзах. </text:p>
      <text:p text:style-name="P13"/>
      <text:p text:style-name="P14"><text:span text:style-name="T1">4. В </text:span>Function <text:s/>Declaration <text:s/><text:span text:style-name="T1">переменные объявляются в теле функции, а в </text:span>Function Expression <text:span text:style-name="T1">объявление функции начинается с объявления переменных. Вызов функции, заданной с помощью </text:span>Function Expression <text:s/><text:span text:style-name="T1">не вызовет ошибку, а с помощью</text:span> Function Declaration – <text:span text:style-name="T1">вызовет ошибку.</text:span></text:p>
      <text:p text:style-name="P14"/>
      <text:p text:style-name="P14"><text:span text:style-name="T1">5. <text:s/></text:span><text:span text:style-name="T2">console.log() </text:span><text:span text:style-name="T4">выводит в консоли то, что мы указали как аргумент данной функции</text:span></text:p>
      <text:p text:style-name="P14"><text:span text:style-name="T4"/></text:p>
      <text:p text:style-name="P16"><text:span text:style-name="T4">6.</text:span></text:p>
      <text:p text:style-name="P17"><text:span text:style-name="T4">BOM – </text:span><text:span text:style-name="T5">bra</text:span><text:span text:style-name="T6">w</text:span><text:span text:style-name="T5">ser object model, </text:span><text:span text:style-name="T6">дерево элементов окружения, дополнительные объекты, предоставляемые браузером (окружением), чтобы работать со всем, кроме документа.</text:span></text:p>
      <text:p text:style-name="P15"><text:span text:style-name="T3">DOM – document object model, </text:span><text:span text:style-name="T6">дерево всех элементов страницы,</text:span></text:p>
      <text:p text:style-name="P15"><text:span text:style-name="T6">объектная модель документа, которая представляет все содержимое страницы в виде объектов, которые можно менять.</text:span></text:p>
      <text:p text:style-name="P18"><text:soft-page-break/><text:span text:style-name="T6"/></text:p>
      <text:p text:style-name="P21"><text:span text:style-name="T6">7.</text:span></text:p>
      <text:p text:style-name="P21"><text:span text:style-name="T7">document.</text:span><text:span text:style-name="T3">getElementById(‘age-table’)</text:span></text:p>
      <text:p text:style-name="P22"><text:span text:style-name="T7">document.</text:span><text:span text:style-name="T3">getElementById(‘age-list)[0] (если 1-й элемент, соответственно [1] ,если 2-й, и т.д.)</text:span></text:p>
      <text:p text:style-name="P23"><text:span text:style-name="T7">document.</text:span><text:span text:style-name="T3">getElementByName(‘search’)</text:span></text:p>
      <text:p text:style-name="P2"><text:span text:style-name="Source_20_Text"><text:span text:style-name="T14"/></text:span></text:p>
      <text:p text:style-name="P2"><text:span text:style-name="Source_20_Text"><text:span text:style-name="T14"/></text:span></text:p>
      <text:p text:style-name="P4"><text:span text:style-name="Source_20_Text"><text:span text:style-name="T16">8.</text:span></text:span></text:p>
      <text:p text:style-name="P4"><text:span text:style-name="Source_20_Text"><text:span text:style-name="T24">document.</text:span></text:span><text:span text:style-name="Source_20_Text"><text:span text:style-name="T27">location</text:span></text:span><text:span text:style-name="Source_20_Text"><text:span text:style-name="T24">.</text:span></text:span><text:span text:style-name="Source_20_Text"><text:span text:style-name="T27">replace</text:span></text:span><text:span text:style-name="Source_20_Text"><text:span text:style-name="T32">(</text:span></text:span><text:span text:style-name="Source_20_Text"><text:span text:style-name="T30">"</text:span></text:span><text:a xlink:type="simple" xlink:href="http://www.site.ru/" text:style-name="Internet_20_link" text:visited-style-name="Visited_20_Internet_20_Link"><text:span text:style-name="Source_20_Text">http://www.site.ru</text:span></text:a><text:span text:style-name="Source_20_Text"><text:span text:style-name="T30">"</text:span></text:span><text:span text:style-name="Source_20_Text"><text:span text:style-name="T32">)</text:span></text:span><text:span text:style-name="Source_20_Text"><text:span text:style-name="T28">;</text:span></text:span></text:p>
      <text:p text:style-name="P5"><text:span text:style-name="Source_20_Text"><text:span text:style-name="T29">(переход не сохранится в истории браузера)</text:span></text:span></text:p>
      <text:p text:style-name="P5"><text:span text:style-name="Source_20_Text"><text:span text:style-name="T29"/></text:span></text:p>
      <text:p text:style-name="P5"><text:span text:style-name="Source_20_Text"><text:span text:style-name="T17">или</text:span></text:span></text:p>
      <text:p text:style-name="P5"><text:span text:style-name="Source_20_Text"><text:span text:style-name="T17"/></text:span></text:p>
      <text:p text:style-name="P9"><text:span text:style-name="Source_20_Text"><text:span text:style-name="T23">document.</text:span></text:span><text:span text:style-name="Source_20_Text"><text:span text:style-name="T26">location</text:span></text:span><text:span text:style-name="Source_20_Text"><text:span text:style-name="T23">.</text:span></text:span><text:span text:style-name="Source_20_Text"><text:span text:style-name="T26">href</text:span></text:span><text:span text:style-name="Source_20_Text"><text:span text:style-name="T23"> </text:span></text:span><text:span text:style-name="Source_20_Text"><text:span text:style-name="T18"><text:s/>= “</text:span></text:span><text:a xlink:type="simple" xlink:href="http://www.someadress.com/" text:style-name="Internet_20_link" text:visited-style-name="Visited_20_Internet_20_Link"><text:span text:style-name="Source_20_Text">www.someadress.com</text:span></text:a><text:span text:style-name="Source_20_Text"><text:span text:style-name="T18">”</text:span></text:span></text:p>
      <text:p text:style-name="P9"><text:span text:style-name="Source_20_Text"><text:span text:style-name="T18"/></text:span></text:p>
      <text:p text:style-name="P10"><text:span text:style-name="Source_20_Text"><text:span text:style-name="T19">или</text:span></text:span></text:p>
      <text:p text:style-name="P10"><text:span text:style-name="Source_20_Text"><text:span text:style-name="T19"/></text:span></text:p>
      <text:p text:style-name="P4"><text:span text:style-name="Source_20_Text"><text:span text:style-name="T28">&lt;</text:span></text:span><text:span text:style-name="Source_20_Text"><text:span text:style-name="T24">a href</text:span></text:span><text:span text:style-name="Source_20_Text"><text:span text:style-name="T28">=</text:span></text:span><text:span text:style-name="Source_20_Text"><text:span text:style-name="T30">'javascript: document.location.href = "</text:span></text:span><text:a xlink:type="simple" xlink:href="http://www.site.ru/" text:style-name="Internet_20_link" text:visited-style-name="Visited_20_Internet_20_Link"><text:span text:style-name="Source_20_Text">http://www.site.ru</text:span></text:a><text:span text:style-name="Source_20_Text"><text:span text:style-name="T30">";'</text:span></text:span><text:span text:style-name="Source_20_Text"><text:span text:style-name="T28">&gt;</text:span></text:span><text:span text:style-name="Source_20_Text"><text:span text:style-name="T24">Перейти</text:span></text:span><text:span text:style-name="Source_20_Text"><text:span text:style-name="T28">&lt;/</text:span></text:span><text:span text:style-name="Source_20_Text"><text:span text:style-name="T24">a</text:span></text:span><text:span text:style-name="Source_20_Text"><text:span text:style-name="T28">&gt;</text:span></text:span></text:p>
      <text:p text:style-name="P5"><text:span text:style-name="Source_20_Text"><text:span text:style-name="T29"/></text:span></text:p>
      <text:p text:style-name="P5"><text:span text:style-name="Source_20_Text"><text:span text:style-name="T29">или</text:span></text:span></text:p>
      <text:p text:style-name="P5"><text:span text:style-name="Source_20_Text"><text:span text:style-name="T29"/></text:span></text:p>
      <text:p text:style-name="P5"><text:span text:style-name="Source_20_Text"><text:span text:style-name="T29">&lt;</text:span></text:span><text:span text:style-name="Source_20_Text"><text:span text:style-name="T25">a href</text:span></text:span><text:span text:style-name="Source_20_Text"><text:span text:style-name="T29">=</text:span></text:span><text:span text:style-name="Source_20_Text"><text:span text:style-name="T31">"javascript: goToPage();"</text:span></text:span><text:span text:style-name="Source_20_Text"><text:span text:style-name="T29">&gt;</text:span></text:span><text:span text:style-name="Source_20_Text"><text:span text:style-name="T25">Перейти</text:span></text:span><text:span text:style-name="Source_20_Text"><text:span text:style-name="T29">&lt;/</text:span></text:span><text:span text:style-name="Source_20_Text"><text:span text:style-name="T25">a</text:span></text:span><text:span text:style-name="Source_20_Text"><text:span text:style-name="T29">&gt;</text:span></text:span></text:p>
      <text:p text:style-name="P5"><text:span text:style-name="Source_20_Text"><text:span text:style-name="T29">&lt;script&gt;</text:span></text:span></text:p>
      <text:p text:style-name="P5"><text:span text:style-name="Source_20_Text"><text:span text:style-name="T34">function</text:span></text:span><text:span text:style-name="Source_20_Text"><text:span text:style-name="T25"> goToPage</text:span></text:span><text:span text:style-name="Source_20_Text"><text:span text:style-name="T33">()</text:span></text:span></text:p>
      <text:p text:style-name="P11">{</text:p>
      <text:p text:style-name="P12"><text:s text:c="8"/><text:span text:style-name="T40">let</text:span><text:span text:style-name="T35"> url </text:span><text:span text:style-name="T37">=</text:span><text:span text:style-name="T35"> document.</text:span><text:span text:style-name="T36">getElementById</text:span><text:span text:style-name="T39">(</text:span><text:span text:style-name="T38">'id_Элемента'</text:span><text:span text:style-name="T39">)</text:span><text:span text:style-name="T37">;</text:span></text:p>
      <text:p text:style-name="P12"><text:s text:c="8"/><text:span text:style-name="T35">document.</text:span><text:span text:style-name="T36">location</text:span><text:span text:style-name="T35">.</text:span><text:span text:style-name="T36">href</text:span><text:span text:style-name="T35"> </text:span><text:span text:style-name="T37">=</text:span><text:span text:style-name="T35"> url.</text:span><text:span text:style-name="T36">value</text:span><text:span text:style-name="T37">;</text:span></text:p>
      <text:p text:style-name="P11">}</text:p>
      <text:p text:style-name="P5"><text:span text:style-name="Source_20_Text"><text:span text:style-name="T29">&lt;/script&gt;</text:span></text:span></text:p>
      <text:p text:style-name="P4"><text:span text:style-name="Source_20_Text"><text:span text:style-name="T28"/></text:span></text:p>
      <text:p text:style-name="P4"><text:span text:style-name="Source_20_Text"><text:span text:style-name="T16"/></text:span></text:p>
      <text:p text:style-name="P3"><text:span text:style-name="Source_20_Text"><text:span text:style-name="T16">9. </text:span></text:span><text:span text:style-name="Source_20_Text"><text:span text:style-name="T15">Очистка значения внутри &lt;input&gt;.</text:span></text:span></text:p>
      <text:p text:style-name="P3"><text:span text:style-name="Source_20_Text"><text:span text:style-name="T15">Без JS:</text:span></text:span></text:p>
      <text:p text:style-name="P3"><text:span text:style-name="Source_20_Text"><text:span text:style-name="T15"/></text:span></text:p>
      <text:p text:style-name="P2"><text:span text:style-name="Source_20_Text"><text:span text:style-name="T11">&lt;form&gt;</text:span></text:span></text:p>
      <text:p text:style-name="P6"><text:span text:style-name="Source_20_Text"><text:span text:style-name="T22"><text:s text:c="4"/></text:span></text:span><text:span text:style-name="Source_20_Text"><text:span text:style-name="T20">&lt;input type="text" id="text1"&gt;</text:span></text:span></text:p>
      <text:p text:style-name="P6"><text:span text:style-name="Source_20_Text"><text:span text:style-name="T22"><text:s text:c="4"/></text:span></text:span><text:span text:style-name="Source_20_Text"><text:span text:style-name="T20">&lt;button type="reset"&gt;</text:span></text:span><text:span text:style-name="Source_20_Text"><text:span text:style-name="T21">Очистить</text:span></text:span><text:span text:style-name="Source_20_Text"><text:span text:style-name="T20">&lt;/button&gt;</text:span></text:span></text:p>
      <text:p text:style-name="P6"><text:span text:style-name="Source_20_Text"><text:span text:style-name="T20">&lt;/form&gt;</text:span></text:span></text:p>
      <text:p text:style-name="P18"><text:span text:style-name="T6"/></text:p>
      <text:p text:style-name="P19"><text:span text:style-name="T3">С </text:span><text:span text:style-name="T6">J</text:span><text:span text:style-name="T3">S:</text:span></text:p>
      <text:p text:style-name="P8"><text:span text:style-name="Source_20_Text"><text:span text:style-name="T13">document</text:span></text:span><text:span text:style-name="Source_20_Text"><text:span text:style-name="T12">.</text:span></text:span><text:span text:style-name="Source_20_Text"><text:span text:style-name="T13">getElementById</text:span></text:span><text:span text:style-name="Source_20_Text"><text:span text:style-name="T12">(</text:span></text:span><text:span text:style-name="Source_20_Text"><text:span text:style-name="T13">"clearButton"</text:span></text:span><text:span text:style-name="Source_20_Text"><text:span text:style-name="T12">).</text:span></text:span><text:span text:style-name="Source_20_Text"><text:span text:style-name="T13">onclick</text:span></text:span><text:span text:style-name="Source_20_Text"><text:span text:style-name="T12"> = </text:span></text:span><text:span text:style-name="Source_20_Text"><text:span text:style-name="T13">function</text:span></text:span><text:span text:style-name="Source_20_Text"><text:span text:style-name="T12">(</text:span></text:span><text:span text:style-name="Source_20_Text"><text:span text:style-name="T13">e</text:span></text:span><text:span text:style-name="Source_20_Text"><text:span text:style-name="T12">) {</text:span></text:span></text:p>
      <text:p text:style-name="P6"><text:span text:style-name="Source_20_Text"><text:span text:style-name="T22"><text:s text:c="2"/></text:span></text:span><text:span text:style-name="Source_20_Text"><text:span text:style-name="T20">// Если необходимо предотвратить/отменить событие по умолчанию,</text:span></text:span></text:p>
      <text:p text:style-name="P6"><text:span text:style-name="Source_20_Text"><text:span text:style-name="T22"><text:s text:c="2"/></text:span></text:span><text:span text:style-name="Source_20_Text"><text:span text:style-name="T20">// то необходимо вызвать метод preventDefault у события</text:span></text:span></text:p>
      <text:p text:style-name="P6"><text:span text:style-name="Source_20_Text"><text:span text:style-name="T22"><text:s text:c="2"/></text:span></text:span><text:span text:style-name="Source_20_Text"><text:span text:style-name="T20">// https://developer.mozilla.org/ru/docs/Web/API/Event/preventDefault</text:span></text:span></text:p>
      <text:p text:style-name="P6"><text:span text:style-name="Source_20_Text"><text:span text:style-name="T22"><text:s text:c="2"/></text:span></text:span><text:span text:style-name="Source_20_Text"><text:span text:style-name="T20">// e.preventDefault();</text:span></text:span></text:p>
      <text:p text:style-name="P6"><text:span text:style-name="Source_20_Text"><text:span text:style-name="T22"><text:s text:c="2"/></text:span></text:span><text:span text:style-name="Source_20_Text"><text:span text:style-name="T20">// если необходимо также предотвратить дальнейшее "всплытие" события,</text:span></text:span></text:p>
      <text:p text:style-name="P6"><text:span text:style-name="Source_20_Text"><text:span text:style-name="T22"><text:s text:c="2"/></text:span></text:span><text:span text:style-name="Source_20_Text"><text:span text:style-name="T20">// то необходимо вызвать метод stopPropagation у события</text:span></text:span></text:p>
      <text:p text:style-name="P6"><text:span text:style-name="Source_20_Text"><text:span text:style-name="T22"><text:s text:c="2"/></text:span></text:span><text:span text:style-name="Source_20_Text"><text:span text:style-name="T20">// https://developer.mozilla.org/ru/docs/Web/API/Event/stopPropagation</text:span></text:span></text:p>
      <text:p text:style-name="P6"><text:span text:style-name="Source_20_Text"><text:span text:style-name="T22"><text:s text:c="2"/></text:span></text:span><text:span text:style-name="Source_20_Text"><text:span text:style-name="T20">// e.stopPropagation();</text:span></text:span></text:p>
      <text:p text:style-name="P6"><text:span text:style-name="Source_20_Text"><text:span text:style-name="T22"><text:s text:c="2"/></text:span></text:span><text:span text:style-name="Source_20_Text"><text:span text:style-name="T20">document</text:span></text:span><text:span text:style-name="Source_20_Text"><text:span text:style-name="T21">.</text:span></text:span><text:span text:style-name="Source_20_Text"><text:span text:style-name="T20">getElementById</text:span></text:span><text:span text:style-name="Source_20_Text"><text:span text:style-name="T21">(</text:span></text:span><text:span text:style-name="Source_20_Text"><text:span text:style-name="T20">"textInput"</text:span></text:span><text:span text:style-name="Source_20_Text"><text:span text:style-name="T21">).</text:span></text:span><text:span text:style-name="Source_20_Text"><text:span text:style-name="T20">value</text:span></text:span><text:span text:style-name="Source_20_Text"><text:span text:style-name="T21"> = </text:span></text:span><text:span text:style-name="Source_20_Text"><text:span text:style-name="T20">""</text:span></text:span><text:span text:style-name="Source_20_Text"><text:span text:style-name="T21">;</text:span></text:span></text:p>
      <text:p text:style-name="P7"><text:span text:style-name="Source_20_Text"><text:span text:style-name="T21">}</text:span></text:span></text:p>
      <text:p text:style-name="P1"><text:span text:style-name="Source_20_Text"><text:span text:style-name="T21">&lt;input id="textInput" type="text" value="abcdefgh" placeholder="Input any string value" /&gt;</text:span></text:span></text:p>
      <text:p text:style-name="P6"><text:span text:style-name="Source_20_Text"><text:span text:style-name="T20">&lt;button id="clearButton"&gt;</text:span></text:span><text:span text:style-name="Source_20_Text"><text:span text:style-name="T21">Clear</text:span></text:span><text:span text:style-name="Source_20_Text"><text:span text:style-name="T20">&lt;/button&gt;</text:span></text:span></text:p>
      <text:p text:style-name="P19"><text:span text:style-name="T3"/></text:p>
      <text:p text:style-name="P24"><text:soft-page-break/><text:span text:style-name="T3">10.</text:span></text:p>
      <text:p text:style-name="P24"><text:span text:style-name="T3">let </text:span><text:span text:style-name="T8">hello</text:span><text:span text:style-name="T3"> = (</text:span><text:span text:style-name="T8">name</text:span><text:span text:style-name="T3">) =&gt; </text:span><text:span text:style-name="T8">alert(`Hello, </text:span><text:span text:style-name="T9">$</text:span><text:span text:style-name="T8">{name}!`</text:span><text:span text:style-name="T9">)</text:span><text:span text:style-name="T3">;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Consolas, 'PT Mono', 'Liberation Mono', Courier, monospace"/>
    <style:font-face style:name="inherit" svg:font-family="inherit"/>
    <style:font-face style:name="monospace" svg:font-family="monospac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23:12:40.038741702</meta:creation-date>
    <dc:date>2022-11-09T23:54:24.301139594</dc:date>
    <meta:editing-duration>PT41M37S</meta:editing-duration>
    <meta:editing-cycles>18</meta:editing-cycles>
    <meta:generator>LibreOffice/7.3.5.2$Linux_X86_64 LibreOffice_project/30$Build-2</meta:generator>
    <meta:document-statistic meta:table-count="0" meta:image-count="0" meta:object-count="0" meta:page-count="3" meta:paragraph-count="68" meta:word-count="362" meta:character-count="3176" meta:non-whitespace-character-count="2821"/>
  </office:meta>
</office:document-meta>
</file>